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.29cm" fo:min-width="19.09cm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19.562cm" fo:min-width="19.09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2.703cm" fo:min-width="19.09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0.672cm" fo:min-width="18.296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7.624cm" fo:min-width="18.423cm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2.29cm" fo:min-width="19.09cm"/>
    </style:style>
    <style:style style:name="gr7" style:family="graphic">
      <style:graphic-properties draw:fill="solid" draw:fill-color="#999999" draw:textarea-horizontal-align="justify" draw:textarea-vertical-align="middle" draw:auto-grow-height="false" fo:min-height="19.562cm" fo:min-width="19.09cm"/>
    </style:style>
    <style:style style:name="gr8" style:family="graphic">
      <style:graphic-properties draw:fill="solid" draw:fill-color="#dddddd" draw:textarea-horizontal-align="justify" draw:textarea-vertical-align="middle" draw:auto-grow-height="false" fo:min-height="2.703cm" fo:min-width="19.09cm"/>
    </style:style>
    <style:style style:name="gr9" style:family="graphic">
      <style:graphic-properties draw:fill="solid" draw:fill-color="#eeeeee" draw:textarea-horizontal-align="justify" draw:textarea-vertical-align="middle" draw:auto-grow-height="false" fo:min-height="10.672cm" fo:min-width="18.296cm"/>
    </style:style>
    <style:style style:name="gr10" style:family="graphic">
      <style:graphic-properties draw:fill="solid" draw:fill-color="#eeeeee" draw:textarea-horizontal-align="justify" draw:textarea-vertical-align="middle" draw:auto-grow-height="false" fo:min-height="7.624cm" fo:min-width="18.423cm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 fo:min-height="20.197cm" fo:min-width="19.09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19.09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6.989cm" fo:min-width="7.882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7.116cm" fo:min-width="5.723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12.069cm" fo:min-width="18.296cm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fo:min-height="10.672cm" fo:min-width="5.723cm"/>
    </style:style>
    <style:style style:name="gr17" style:family="graphic" style:parent-style-name="standard">
      <style:graphic-properties draw:fill="solid" draw:fill-color="#666666" draw:textarea-horizontal-align="justify" draw:textarea-vertical-align="middle" draw:auto-grow-height="false" fo:min-height="10.672cm" fo:min-width="9.4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genda Phone" draw:style-name="dp1" draw:master-page-name="Default">
        <draw:custom-shape draw:style-name="gr1" draw:text-style-name="P1" draw:layer="layout" svg:width="19.59cm" svg:height="2.5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9.812cm" svg:x="1cm" svg:y="3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2.953cm" svg:x="1cm" svg:y="23.987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796cm" svg:height="10.922cm" svg:x="1.381cm" svg:y="4.048cm">
          <text:p text:style-name="P1">DIV</text:p>
          <text:p text:style-name="P1"/>
          <text:p text:style-name="P1">FIGURE</text:p>
          <text:p text:style-name="P1">&lt;ICON&gt;</text:p>
          <text:p text:style-name="P1"/>
          <text:p text:style-name="P1">H2</text:p>
          <text:p text:style-name="P1"/>
          <text:p text:style-name="P1">FIGURE</text:p>
          <text:p text:style-name="P1">&lt;ICON&gt;</text:p>
          <text:p text:style-name="P1"/>
          <text:p text:style-name="P1">FORM</text:p>
          <text:p text:style-name="P1">&lt;SELECT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923cm" svg:height="7.874cm" svg:x="1.381cm" svg:y="15.478cm">
          <text:p text:style-name="P1">DIV</text:p>
          <text:p text:style-name="P1"/>
          <text:p text:style-name="P1">FIGURE</text:p>
          <text:p text:style-name="P1">&lt;IMG&gt;</text:p>
          <text:p text:style-name="P1"/>
          <text:p text:style-name="P1">DIV</text:p>
          <text:p text:style-name="P1">&lt;P&gt;</text:p>
          <text:p text:style-name="P1"/>
          <text:p text:style-name="P1">BUTTON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Aganda Tablet" draw:style-name="dp1" draw:master-page-name="Default_5f_">
        <draw:custom-shape draw:style-name="gr6" draw:text-style-name="P2" draw:layer="Layout" svg:width="19.59cm" svg:height="2.54cm" svg:x="1cm" svg:y="1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.59cm" svg:height="19.812cm" svg:x="1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59cm" svg:height="2.953cm" svg:x="1cm" svg:y="23.987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8.796cm" svg:height="10.922cm" svg:x="1.381cm" svg:y="4.048cm">
          <text:p text:style-name="P2">DIV</text:p>
          <text:p text:style-name="P2"/>
          <text:p text:style-name="P2">FIGURE</text:p>
          <text:p text:style-name="P2">&lt;ICON&gt;</text:p>
          <text:p text:style-name="P2"/>
          <text:p text:style-name="P2">H2</text:p>
          <text:p text:style-name="P2"/>
          <text:p text:style-name="P2">FIGURE</text:p>
          <text:p text:style-name="P2">&lt;ICON&gt;</text:p>
          <text:p text:style-name="P2"/>
          <text:p text:style-name="P2">FORM</text:p>
          <text:p text:style-name="P2">&lt;SELECT&gt;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8.923cm" svg:height="7.874cm" svg:x="1.381cm" svg:y="15.478cm">
          <text:p text:style-name="P2">DIV</text:p>
          <text:p text:style-name="P2"/>
          <text:p text:style-name="P2">FIGURE</text:p>
          <text:p text:style-name="P2">&lt;IMG&gt;</text:p>
          <text:p text:style-name="P2"/>
          <text:p text:style-name="P2">DIV</text:p>
          <text:p text:style-name="P2">&lt;P&gt;</text:p>
          <text:p text:style-name="P2"/>
          <text:p text:style-name="P2">BUTTON</text:p>
          <draw:enhanced-geometry svg:viewBox="0 0 21600 21600" draw:type="rectangle" draw:enhanced-path="M 0 0 L 21600 0 21600 21600 0 21600 0 0 Z N"/>
        </draw:custom-shape>
      </draw:page>
      <draw:page draw:name="Agenda Desktop" draw:style-name="dp1" draw:master-page-name="Default_5f_">
        <draw:custom-shape draw:style-name="gr1" draw:text-style-name="P1" draw:layer="layout" svg:width="19.59cm" svg:height="2.5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59cm" svg:height="20.447cm" svg:x="1cm" svg:y="3.6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.59cm" svg:height="3.175cm" svg:x="1cm" svg:y="24.24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382cm" svg:height="7.239cm" svg:x="4.81cm" svg:y="4.048cm">
          <text:p text:style-name="P1">ARTICLE</text:p>
          <text:p text:style-name="P1"/>
          <text:p text:style-name="P1">FIGURE</text:p>
          <text:p text:style-name="P1">&lt;ICON&gt;</text:p>
          <text:p text:style-name="P1"/>
          <text:p text:style-name="P1">H2</text:p>
          <text:p text:style-name="P1"/>
          <text:p text:style-name="P1">FIGURE</text:p>
          <text:p text:style-name="P1">&lt;ICON&gt;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223cm" svg:height="7.366cm" svg:x="13.7cm" svg:y="3.921cm">
          <text:p text:style-name="P1">DIV</text:p>
          <text:p text:style-name="P1"/>
          <text:p text:style-name="P1">FORM</text:p>
          <text:p text:style-name="P1">&lt;SELECT&gt;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8.796cm" svg:height="12.319cm" svg:x="1.381cm" svg:y="11.54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223cm" svg:height="10.922cm" svg:x="2.27cm" svg:y="12.303cm">
          <text:p text:style-name="P1">FIGURE</text:p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906cm" svg:height="10.922cm" svg:x="9.382cm" svg:y="12.303cm">
          <text:p text:style-name="P1">DIV</text:p>
          <text:p text:style-name="P1">&lt;P&gt;</text:p>
          <text:p text:style-name="P1"/>
          <text:p text:style-name="P1">BUTT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aa </meta:initial-creator>
    <meta:creation-date>2017-05-12T10:30:53.142916905</meta:creation-date>
    <dc:date>2017-05-12T11:03:05.527875916</dc:date>
    <dc:creator>Noraa </dc:creator>
    <meta:editing-duration>PT16M48S</meta:editing-duration>
    <meta:editing-cycles>3</meta:editing-cycles>
    <meta:generator>LibreOffice/4.3.3.2$Linux_X86_64 LibreOffice_project/430m0$Build-2</meta:generator>
    <meta:document-statistic meta:object-count="18"/>
  </office:meta>
</office:document-meta>
</file>